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libri" svg:font-family="Calibri"/>
    <style:font-face style:name="NimbusRomNo9L-Regu" svg:font-family="NimbusRomNo9L-Regu"/>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line-height="100%"/>
      <style:text-properties fo:color="#000000"/>
    </style:style>
    <style:style style:name="P2" style:family="paragraph" style:parent-style-name="Table_20_Contents">
      <style:paragraph-properties fo:line-height="100%" fo:text-align="center" style:justify-single-word="false"/>
      <style:text-properties fo:color="#000000"/>
    </style:style>
    <style:style style:name="P3" style:family="paragraph" style:parent-style-name="Standard">
      <style:paragraph-properties fo:line-height="100%"/>
      <style:text-properties fo:color="#000000" fo:font-weight="normal" style:font-weight-asian="normal" style:font-weight-complex="normal"/>
    </style:style>
    <style:style style:name="P4" style:family="paragraph" style:parent-style-name="Standard">
      <style:paragraph-properties fo:line-height="100%" fo:text-align="justify" style:justify-single-word="false"/>
      <style:text-properties fo:color="#000000" fo:font-weight="normal" style:font-weight-asian="normal" style:font-weight-complex="normal"/>
    </style:style>
    <style:style style:name="P5" style:family="paragraph" style:parent-style-name="Standard" style:list-style-name="L1">
      <style:paragraph-properties fo:line-height="100%" fo:text-align="justify" style:justify-single-word="false"/>
      <style:text-properties fo:color="#000000" fo:font-weight="normal" style:font-weight-asian="normal" style:font-weight-complex="normal"/>
    </style:style>
    <style:style style:name="P6" style:family="paragraph" style:parent-style-name="Standard" style:list-style-name="L2">
      <style:paragraph-properties fo:line-height="100%" fo:text-align="justify" style:justify-single-word="false"/>
      <style:text-properties fo:color="#000000" fo:font-weight="normal" style:font-weight-asian="normal" style:font-weight-complex="normal"/>
    </style:style>
    <style:style style:name="P7" style:family="paragraph" style:parent-style-name="Standard" style:list-style-name="L3">
      <style:paragraph-properties fo:line-height="100%"/>
      <style:text-properties fo:color="#000000" fo:font-weight="normal" style:font-weight-asian="normal" style:font-weight-complex="normal"/>
    </style:style>
    <style:style style:name="P8" style:family="paragraph" style:parent-style-name="Standard" style:list-style-name="L4">
      <style:paragraph-properties fo:line-height="100%"/>
      <style:text-properties fo:color="#000000" style:font-name="Times New Roman" fo:font-size="12pt" fo:language="en" fo:country="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fo:line-height="100%"/>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0" style:family="paragraph" style:parent-style-name="Standard" style:list-style-name="L4">
      <style:paragraph-properties fo:line-height="100%" fo:text-align="justify" style:justify-single-word="false"/>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1" style:family="paragraph" style:parent-style-name="Standard" style:list-style-name="L4">
      <style:paragraph-properties fo:line-height="100%"/>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2" style:family="paragraph" style:parent-style-name="Standard">
      <style:paragraph-properties fo:line-height="100%" style:text-autospace="none"/>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13" style:family="paragraph" style:parent-style-name="Standard">
      <style:paragraph-properties fo:line-height="100%"/>
      <style:text-properties fo:color="#000000" style:font-name="Times New Roman" fo:font-size="12pt" fo:font-weight="bold" style:font-name-asian="Calibri" style:font-size-asian="12pt" style:font-weight-asian="bold" style:font-name-complex="Calibri" style:font-size-complex="12pt" style:font-weight-complex="bold"/>
    </style:style>
    <style:style style:name="P14" style:family="paragraph" style:parent-style-name="Standard">
      <style:paragraph-properties fo:line-height="100%" fo:text-align="start" style:justify-single-word="false" style:text-autospace="none"/>
      <style:text-properties fo:color="#000000" style:font-name="Times New Roman" fo:font-size="12pt"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line-height="100%"/>
      <style:text-properties fo:color="#000000" fo:font-size="14pt" fo:font-weight="bold" style:font-size-asian="14pt" style:font-weight-asian="bold" style:font-size-complex="14pt" style:font-weight-complex="bold"/>
    </style:style>
    <style:style style:name="P16" style:family="paragraph" style:parent-style-name="Standard">
      <style:paragraph-properties fo:line-height="100%"/>
      <style:text-properties fo:color="#000000" fo:font-weight="bold" style:font-weight-asian="bold" style:font-weight-complex="bold"/>
    </style:style>
    <style:style style:name="P17" style:family="paragraph" style:parent-style-name="Standard">
      <style:paragraph-properties fo:line-height="100%"/>
      <style:text-properties fo:color="#000000"/>
    </style:style>
    <style:style style:name="P18" style:family="paragraph" style:parent-style-name="Standard">
      <style:paragraph-properties fo:line-height="100%" fo:text-align="justify" style:justify-single-word="false"/>
      <style:text-properties fo:color="#000000"/>
    </style:style>
    <style:style style:name="P19" style:family="paragraph" style:parent-style-name="Standard">
      <style:paragraph-properties fo:line-height="100%"/>
      <style:text-properties fo:font-weight="normal" style:font-weight-asian="normal" style:font-weight-complex="normal"/>
    </style:style>
    <style:style style:name="P20" style:family="paragraph" style:parent-style-name="Standard" style:list-style-name="L4">
      <style:paragraph-properties fo:line-height="100%" fo:text-align="justify" style:justify-single-word="false" fo:background-color="#ffffff">
        <style:background-image/>
      </style:paragraph-properties>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21" style:family="paragraph" style:parent-style-name="Table_20_Heading">
      <style:paragraph-properties fo:line-height="100%"/>
      <style:text-properties fo:color="#000000"/>
    </style:style>
    <style:style style:name="T1"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2" style:family="text">
      <style:text-properties style:font-name="Times New Roman" fo:font-size="12pt" style:font-name-asian="NimbusRomNo9L-Regu" style:font-size-asian="12pt" style:font-name-complex="NimbusRomNo9L-Regu" style:font-size-complex="12pt"/>
    </style:style>
    <style:style style:name="T3" style:family="text">
      <style:text-properties style:font-name="Times New Roman" fo:font-size="12pt" style:font-name-asian="Calibri" style:font-size-asian="12pt" style:font-name-complex="Calibri" style:font-size-complex="12pt"/>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language="en" fo:country="none"/>
    </style:style>
    <style:style style:name="T7" style:family="text">
      <style:text-properties fo:language="en" fo:country="none" fo:background-color="#ffffff"/>
    </style:style>
    <style:style style:name="T8" style:family="text">
      <style:text-properties officeooo:rsid="00128217"/>
    </style:style>
    <style:style style:name="T9" style:family="text">
      <style:text-properties officeooo:rsid="00128cb7"/>
    </style:style>
    <style:style style:name="T10" style:family="text">
      <style:text-properties officeooo:rsid="0013ac9f"/>
    </style:style>
    <text:list-style style:name="L1">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agement information</text:p>
      <text:p text:style-name="P16"/>
      <text:p text:style-name="P16">Introduction</text:p>
      <text:p text:style-name="P17"/>
      <text:p text:style-name="P18"><text:span text:style-name="T1">The purpose of this document is to give an overview of progress made in the development of course project </text:span><text:span text:style-name="T2">Mancala, along with notes of problems encountered and conclusions made. </text:span><text:span text:style-name="T4">The project was started on the 25.October and finished on the 30.November. </text:span></text:p>
      <text:p text:style-name="P17"/>
      <text:p text:style-name="P16">Goals and results</text:p>
      <text:p text:style-name="P16"/>
      <text:list xml:id="list1129996629" text:style-name="L1">
        <text:list-header>
          <text:p text:style-name="P5">Our main task was to design and implement the game Mancala by using object first design method. The biggest part was done but some user stories weren't written, because we haven't enough ideas for that(<text:span text:style-name="T3">Mancala has a lack of possible game variations and only a few strategies for playing</text:span>). Code and documentation done. Test cases written. Working Mancala game presented.</text:p>
        </text:list-header>
      </text:list>
      <text:p text:style-name="P16"/>
      <text:p text:style-name="P16">Detailed results in the large scope</text:p>
      <text:p text:style-name="P16"/>
      <text:p text:style-name="P4">At the start of the project we decided to use <text:span text:style-name="T8">G</text:span>oogle docs for the textual part (scenarios/user<text:line-break/>stories/use cases) but later we concluded to use git because its more flexible and powerful tool.<text:line-break/>First 5 use cases we took from exercise 1 with <text:span text:style-name="T8">U</text:span>l<text:span text:style-name="T8">rich</text:span> comments, modify use<text:line-break/>cases accordingly and divided them into more use cases. During our meetings we discussed about different possibilities: </text:p>
      <text:list xml:id="list1914901019" text:style-name="L2">
        <text:list-item>
          <text:p text:style-name="P6">regular application (standalone or web); </text:p>
        </text:list-item>
        <text:list-item>
          <text:p text:style-name="P6">command line application; </text:p>
        </text:list-item>
        <text:list-item>
          <text:p text:style-name="P6">nanomancala (holes and stones are not visible, players know initial number of stones in each hole and take turns naming the hole they play, keeping the whole board state in mind);</text:p>
        </text:list-item>
      </text:list>
      <text:p text:style-name="P19"><text:span text:style-name="T5">We explored different Mancala game strategies, for example: </text:span><text:a xlink:type="simple" xlink:href="http://fritzdooley.com/mancala/5_online_guide_mancala_strategy.html">http://fritzdooley.com/mancala/5_online_guide_mancala_strategy.html</text:a></text:p>
      <text:p text:style-name="P4">Then we select programming environment, developed GUI and choose standalone application. We decided to use e-mail better than bug tracker because of small project size and thus it will take more time to choose and install bug tracker and github solution is not good for us.</text:p>
      <text:p text:style-name="P4">Also we create <text:span text:style-name="T8">G</text:span>oogle group to make our communication much more easier. To write scenario we used UNIX Mancala command-line application where we played a complete two-player game without AI, trying to reproduce all <text:s/>possible significantly different game situations, write down all turns.</text:p>
      <text:p text:style-name="P3">Mancala game is much more interesting when playing against another person than AI and thus it is more people oriented. For that reason we decided to avoid AI implementation. <text:line-break/>Class diagram we made in Fujaba. For test cases we preferred to use other tool because:</text:p>
      <text:list xml:id="list1398953381" text:style-name="L3">
        <text:list-item>
          <text:p text:style-name="P7">in Fujaba it will be necessary to draw a lot what is a bit complicate. It is easier to copy-paste object diagram from dia.</text:p>
        </text:list-item>
        <text:list-item>
          <text:p text:style-name="P7">Development was started while modeling wasn't finished. <text:s/></text:p>
        </text:list-item>
      </text:list>
      <text:p text:style-name="P4">Most documentation was done by Natalja Timofejeva and Anastassia Soikonen and <text:s/>code development by Olga Agen and Anna Agafonova. Anastassia used gmail group to commit files because git commiting didn't work.</text:p>
      <text:p text:style-name="P3">The table shows what tasks and in when were done:</text:p>
      <text:p text:style-name="P3"/>
      <table:table table:name="Table1" table:style-name="Table1">
        <table:table-column table:style-name="Table1.A" table:number-columns-repeated="3"/>
        <table:table-column table:style-name="Table1.D"/>
        <table:table-header-rows>
          <table:table-row>
            <table:table-cell table:style-name="Table1.A1" office:value-type="string">
              <text:p text:style-name="P21">Task</text:p>
            </table:table-cell>
            <table:table-cell table:style-name="Table1.A1" office:value-type="string">
              <text:p text:style-name="P21"><text:span text:style-name="T10">Start </text:span>Date</text:p>
            </table:table-cell>
            <table:table-cell table:style-name="Table1.A1" office:value-type="string">
              <text:p text:style-name="P21">Author</text:p>
            </table:table-cell>
            <table:table-cell table:style-name="Table1.D1" office:value-type="string">
              <text:p text:style-name="P21">Comments</text:p>
            </table:table-cell>
          </table:table-row>
        </table:table-header-rows>
        <table:table-row>
          <table:table-cell table:style-name="Table1.A2" office:value-type="string">
            <text:p text:style-name="P1">Scenario, user stories, object diagrams</text:p>
          </table:table-cell>
          <table:table-cell table:style-name="Table1.A2" office:value-type="string">
            <text:p text:style-name="P2">5. November</text:p>
          </table:table-cell>
          <table:table-cell table:style-name="Table1.A2" office:value-type="string">
            <text:p text:style-name="P1">Natalja Timofejeva,Anastassia Soikonen</text:p>
          </table:table-cell>
          <table:table-cell table:style-name="Table1.D2" office:value-type="string">
            <text:p text:style-name="P1">Scenario,18 user stories,24 object diagrams in .dia and .png format done</text:p>
          </table:table-cell>
        </table:table-row>
        <text:soft-page-break/>
        <table:table-row>
          <table:table-cell table:style-name="Table1.A2" office:value-type="string">
            <text:p text:style-name="P1">Class diagram</text:p>
          </table:table-cell>
          <table:table-cell table:style-name="Table1.A2" office:value-type="string">
            <text:p text:style-name="P2">9. November</text:p>
          </table:table-cell>
          <table:table-cell table:style-name="Table1.A2" office:value-type="string">
            <text:p text:style-name="P1">Anna Agafonova</text:p>
          </table:table-cell>
          <table:table-cell table:style-name="Table1.D2" office:value-type="string">
            <text:p text:style-name="P1">Class diagram in Fujaba done</text:p>
          </table:table-cell>
        </table:table-row>
        <table:table-row>
          <table:table-cell table:style-name="Table1.A2" office:value-type="string">
            <text:p text:style-name="P1">Test cases</text:p>
          </table:table-cell>
          <table:table-cell table:style-name="Table1.A2" office:value-type="string">
            <text:p text:style-name="P2">15. November</text:p>
          </table:table-cell>
          <table:table-cell table:style-name="Table1.A2" office:value-type="string">
            <text:p text:style-name="P1">Anna Agafonova, Natalja Timofejeva</text:p>
          </table:table-cell>
          <table:table-cell table:style-name="Table1.D2" office:value-type="string">
            <text:p text:style-name="P1">Not in Fujaba, 1<text:span text:style-name="T8">0</text:span><text:span text:style-name="T9">s</text:span> test cases</text:p>
          </table:table-cell>
        </table:table-row>
        <table:table-row>
          <table:table-cell table:style-name="Table1.A2" office:value-type="string">
            <text:p text:style-name="P1">Code with documentation</text:p>
          </table:table-cell>
          <table:table-cell table:style-name="Table1.A2" office:value-type="string">
            <text:p text:style-name="P2">20. November</text:p>
          </table:table-cell>
          <table:table-cell table:style-name="Table1.A2" office:value-type="string">
            <text:p text:style-name="P1">Olga Agen</text:p>
          </table:table-cell>
          <table:table-cell table:style-name="Table1.D2" office:value-type="string">
            <text:p text:style-name="P1">Code and Javadoc created</text:p>
          </table:table-cell>
        </table:table-row>
        <table:table-row>
          <table:table-cell table:style-name="Table1.A2" office:value-type="string">
            <text:p text:style-name="P1">User manual</text:p>
          </table:table-cell>
          <table:table-cell table:style-name="Table1.A2" office:value-type="string">
            <text:p text:style-name="P2">24. November</text:p>
          </table:table-cell>
          <table:table-cell table:style-name="Table1.A2" office:value-type="string">
            <text:p text:style-name="P1">Natalja Timofejeva, Anastassia Soikonen</text:p>
          </table:table-cell>
          <table:table-cell table:style-name="Table1.D2" office:value-type="string">
            <text:p text:style-name="P1"/>
          </table:table-cell>
        </table:table-row>
        <table:table-row>
          <table:table-cell table:style-name="Table1.A2" office:value-type="string">
            <text:p text:style-name="P1">Project presentation</text:p>
          </table:table-cell>
          <table:table-cell table:style-name="Table1.A2" office:value-type="string">
            <text:p text:style-name="P2">28. November</text:p>
          </table:table-cell>
          <table:table-cell table:style-name="Table1.A2" office:value-type="string">
            <text:p text:style-name="P1">Anna Agafonova, Olga Agen</text:p>
          </table:table-cell>
          <table:table-cell table:style-name="Table1.D2" office:value-type="string">
            <text:p text:style-name="P1"/>
          </table:table-cell>
        </table:table-row>
        <table:table-row>
          <table:table-cell table:style-name="Table1.A2" office:value-type="string">
            <text:p text:style-name="P1">Project guideline</text:p>
          </table:table-cell>
          <table:table-cell table:style-name="Table1.A2" office:value-type="string">
            <text:p text:style-name="P2">30. Novemer</text:p>
          </table:table-cell>
          <table:table-cell table:style-name="Table1.A2" office:value-type="string">
            <text:p text:style-name="P1">All team members</text:p>
          </table:table-cell>
          <table:table-cell table:style-name="Table1.D2" office:value-type="string">
            <text:p text:style-name="P1">Project presented</text:p>
          </table:table-cell>
        </table:table-row>
        <table:table-row>
          <table:table-cell table:style-name="Table1.A2" office:value-type="string">
            <text:p text:style-name="P1"/>
          </table:table-cell>
          <table:table-cell table:style-name="Table1.A2" office:value-type="string">
            <text:p text:style-name="P2"/>
          </table:table-cell>
          <table:table-cell table:style-name="Table1.A2" office:value-type="string">
            <text:p text:style-name="P1"/>
          </table:table-cell>
          <table:table-cell table:style-name="Table1.D2" office:value-type="string">
            <text:p text:style-name="P1"/>
          </table:table-cell>
        </table:table-row>
      </table:table>
      <text:p text:style-name="P3"/>
      <text:p text:style-name="P16"/>
      <text:p text:style-name="P13">Risks</text:p>
      <text:p text:style-name="P9"/>
      <text:list xml:id="list2073790056" text:style-name="L4">
        <text:list-item>
          <text:p text:style-name="P8"><text:bookmark text:name="result_box"/>Crew scheduling</text:p>
          <text:p text:style-name="P20"><text:span text:style-name="T7">Since a large number of other substances, homework deadlines and midterm periods overlapped with the project</text:span><text:span text:style-name="T7">,</text:span><text:span text:style-name="T6"> it was hard to find enough time to finish all goals on time. All team members have a job and that takes also a lot of time.</text:span></text:p>
        </text:list-item>
        <text:list-item>
          <text:p text:style-name="P10"><text:s/>Conflicts in the team</text:p>
          <text:p text:style-name="P10">There wasn't any conflicts in our team. All team members met in different places too discuss about our project and to put new tasks for everyone. Also we used Skype and <text:span text:style-name="T8">G</text:span>oogle group messaging for problems to solve.</text:p>
        </text:list-item>
        <text:list-item>
          <text:p text:style-name="P11">Hard to find ideas for user stories</text:p>
          <text:p text:style-name="P11">Mancala has a lack of possible game variations and only a few strategies for playing.</text:p>
        </text:list-item>
        <text:list-item>
          <text:p text:style-name="P11">Little experience in writing test cases in Fujaba</text:p>
          <text:p text:style-name="P11">Therefore we used another tool</text:p>
        </text:list-item>
      </text:list>
      <text:p text:style-name="P9"/>
      <text:p text:style-name="P13"/>
      <text:p text:style-name="P13">Summary</text:p>
      <text:p text:style-name="P14"/>
      <text:p text:style-name="P12">The most part of course project is done. There are certain flaws we are aware of, but all in all we believe we were able to cover all the required modeling, coding and documentation despite shortages in time an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Calibri" svg:font-family="Calibri"/>
    <style:font-face style:name="NimbusRomNo9L-Regu" svg:font-family="NimbusRomNo9L-Regu"/>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0-11-29T11:03:29</meta:creation-date>
    <dc:date>2010-11-29T23:36:57</dc:date>
    <dc:language>en-US</dc:language>
    <meta:editing-cycles>57</meta:editing-cycles>
    <meta:editing-duration>PT04H05M22S</meta:editing-duration>
    <dc:creator>Natalja Timofejeva</dc:creator>
    <meta:document-statistic meta:table-count="1" meta:image-count="0" meta:object-count="0" meta:page-count="2" meta:paragraph-count="59" meta:word-count="696" meta:character-count="4245"/>
    <meta:user-defined meta:name="Info 1"/>
    <meta:user-defined meta:name="Info 2"/>
    <meta:user-defined meta:name="Info 3"/>
    <meta:user-defined meta:name="Info 4"/>
  </office:meta>
</office:document-meta>
</file>